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Helper.String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Helper.bytesDifference( byte [ ] bytes1 , int len1 , byte [ ] bytes2 , int len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Helper.stringDifference( String s1 , String s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